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MIS_3_early">
            <text:p>MIS_3_early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60000.0">
            <text:p>60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2.0">
            <text:p>-22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MIS_3_late">
            <text:p>MIS_3_late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32000.0">
            <text:p>32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0">
            <text:p>-2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1">
            <text:p>interpolated_1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34000.0">
            <text:p>34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0">
            <text:p>-29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10">
            <text:p>interpolated_10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52000.0">
            <text:p>52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0">
            <text:p>-23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11">
            <text:p>interpolated_11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54000.0">
            <text:p>54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0">
            <text:p>-23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12">
            <text:p>interpolated_12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56000.0">
            <text:p>56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0">
            <text:p>-23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13">
            <text:p>interpolated_13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58000.0">
            <text:p>58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0">
            <text:p>-23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2">
            <text:p>interpolated_2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36000.0">
            <text:p>36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0">
            <text:p>-27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3">
            <text:p>interpolated_3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38000.0">
            <text:p>38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0">
            <text:p>-27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4">
            <text:p>interpolated_4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40000.0">
            <text:p>40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0">
            <text:p>-2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5">
            <text:p>interpolated_5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42000.0">
            <text:p>42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0">
            <text:p>-2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6">
            <text:p>interpolated_6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44000.0">
            <text:p>44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7">
            <text:p>interpolated_7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46000.0">
            <text:p>46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4.0">
            <text:p>-24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8">
            <text:p>interpolated_8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48000.0">
            <text:p>48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4.0">
            <text:p>-24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  <table:table-row>
          <table:table-cell office:value-type="string" office:value="Karimata_Strait">
            <text:p>Karimata_Strait</text:p>
          </table:table-cell>
          <table:table-cell office:value-type="string" office:value="age_model">
            <text:p>age_model</text:p>
          </table:table-cell>
          <table:table-cell office:value-type="string" office:value="interpolated_9">
            <text:p>interpolated_9</text:p>
          </table:table-cell>
          <table:table-cell office:value-type="float" office:value="-2.16">
            <text:p>-2.16</text:p>
          </table:table-cell>
          <table:table-cell office:value-type="float" office:value="108.83">
            <text:p>108.83</text:p>
          </table:table-cell>
          <table:table-cell office:value-type="float" office:value="50000.0">
            <text:p>50000.0</text:p>
          </table:table-cell>
          <table:table-cell office:value-type="float" office:value="500.0">
            <text:p>500.0</text:p>
          </table:table-cell>
          <table:table-cell office:value-type="string" office:value="18O_proxy">
            <text:p>18O_prox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0">
            <text:p>-23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ssEtal2022">
            <text:p>Weiss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